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8-11-1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8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8-05-02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8-01-08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7-11-01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7-09-1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7-04-2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6-10-2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6-08-16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6-05-16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6-03-01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5-10-26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5-07-20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5-04-27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5-02-10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4-10-20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4-07-1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4-04-2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4-02-1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3-11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3-07-2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3-04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3-01-0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2-10-15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2-07-1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2-04-0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2-01-2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1-10-0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1-07-19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1-04-1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1-01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0-10-2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0-07-2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0-04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10-01-12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9-10-1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9-07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9-04-1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9-02-0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8-10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8-07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8-04-15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8-01-2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7-10-0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7-08-2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7-06-13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7-03-2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6-11-2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6-09-07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6-05-03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6-01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5-11-03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5-07-18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5-05-0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5-01-2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4-10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4-08-09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4-07-2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4-04-19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4-01-22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3-10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3-07-2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3-04-2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3-01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2-10-15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2-07-1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2-04-2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2-01-1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1-10-25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1-07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1-04-2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1-01-1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0-10-12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0-08-1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0-06-14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200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9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16077201001</text:p>
          </table:table-cell>
          <table:table-cell office:value-type="string" calcext:value-type="string">
            <text:p>198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